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7e5" officeooo:paragraph-rsid="0011c7e5"/>
    </style:style>
    <style:style style:name="P2" style:family="paragraph" style:parent-style-name="Standard">
      <style:paragraph-properties fo:text-align="center" style:justify-single-word="false"/>
      <style:text-properties officeooo:rsid="0011c7e5" officeooo:paragraph-rsid="0011c7e5"/>
    </style:style>
    <style:style style:name="P3" style:family="paragraph" style:parent-style-name="Standard">
      <style:paragraph-properties fo:text-align="start" style:justify-single-word="false"/>
      <style:text-properties officeooo:rsid="0011c7e5" officeooo:paragraph-rsid="0011c7e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1c7e5" officeooo:paragraph-rsid="00188fa8"/>
    </style:style>
    <style:style style:name="P5" style:family="paragraph" style:parent-style-name="Standard">
      <style:paragraph-properties fo:text-align="start" style:justify-single-word="false"/>
      <style:text-properties officeooo:rsid="0015d5d2" officeooo:paragraph-rsid="0015d5d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d5d2" officeooo:paragraph-rsid="00188fa8"/>
    </style:style>
    <style:style style:name="P7" style:family="paragraph" style:parent-style-name="Standard">
      <style:paragraph-properties fo:text-align="start" style:justify-single-word="false"/>
      <style:text-properties officeooo:rsid="001616c2" officeooo:paragraph-rsid="001616c2"/>
    </style:style>
    <style:style style:name="P8" style:family="paragraph" style:parent-style-name="Standard">
      <style:paragraph-properties fo:text-align="start" style:justify-single-word="false"/>
      <style:text-properties officeooo:rsid="001616c2" officeooo:paragraph-rsid="0017da3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616c2" officeooo:paragraph-rsid="00188fa8"/>
    </style:style>
    <style:style style:name="P10" style:family="paragraph" style:parent-style-name="Standard">
      <style:paragraph-properties fo:text-align="start" style:justify-single-word="false"/>
      <style:text-properties officeooo:rsid="0017da3b" officeooo:paragraph-rsid="0017da3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da3b" officeooo:paragraph-rsid="00188fa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7da3b" officeooo:paragraph-rsid="00199725"/>
    </style:style>
    <style:style style:name="P13" style:family="paragraph" style:parent-style-name="Standard">
      <style:paragraph-properties fo:text-align="start" style:justify-single-word="false"/>
      <style:text-properties officeooo:rsid="00188fa8" officeooo:paragraph-rsid="0017da3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88fa8" officeooo:paragraph-rsid="00188fa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8e1a4" officeooo:paragraph-rsid="0018e1a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99725" officeooo:paragraph-rsid="0019972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904f" officeooo:paragraph-rsid="001b904f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d734d" officeooo:paragraph-rsid="001d734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f2464" officeooo:paragraph-rsid="001f2464"/>
    </style:style>
    <style:style style:name="T1" style:family="text">
      <style:text-properties officeooo:rsid="00124004"/>
    </style:style>
    <style:style style:name="T2" style:family="text">
      <style:text-properties officeooo:rsid="0012a6ae"/>
    </style:style>
    <style:style style:name="T3" style:family="text">
      <style:text-properties officeooo:rsid="00142ec3"/>
    </style:style>
    <style:style style:name="T4" style:family="text">
      <style:text-properties officeooo:rsid="0015d5d2"/>
    </style:style>
    <style:style style:name="T5" style:family="text">
      <style:text-properties officeooo:rsid="001616c2"/>
    </style:style>
    <style:style style:name="T6" style:family="text">
      <style:text-properties officeooo:rsid="0017da3b"/>
    </style:style>
    <style:style style:name="T7" style:family="text">
      <style:text-properties officeooo:rsid="0018e1a4"/>
    </style:style>
    <style:style style:name="T8" style:family="text">
      <style:text-properties officeooo:rsid="001997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 – Universidade Federal de Goiás</text:p>
      <text:p text:style-name="P1">Engenharia de Software – 6º Semestre (Noturno)</text:p>
      <text:p text:style-name="P1">Disciplina: Leitura de Software</text:p>
      <text:p text:style-name="P1">Professor: Fábio Nogueira de Lucena</text:p>
      <text:p text:style-name="P1">Aluno: Rafael Beffart Paludo</text:p>
      <text:p text:style-name="P1"/>
      <text:p text:style-name="P2">Lista de Exercícios Git e GitHub</text:p>
      <text:p text:style-name="P2"/>
      <text:p text:style-name="P3">1 – git version</text:p>
      <text:p text:style-name="P3">2 – a) git config -l : <text:span text:style-name="T3">Lista todas as variáveis no arquivo de configuração e seus valores.</text:span></text:p>
      <text:p text:style-name="P3">b) git mv a.txt b.txt : <text:span text:style-name="T3">Faz renomeação do arquivo a.txt para b.txt.</text:span></text:p>
      <text:p text:style-name="P3">c) git reset –hard : <text:span text:style-name="T2">Faz uma regressão do trabalho realizado localmente até o último commit realizado.</text:span> </text:p>
      <text:p text:style-name="P3">d) git log -27 : <text:span text:style-name="T1">Reproduz o log dos últimos 27 commits realizados pelo usuário que executou o comando no repositório acessado.</text:span></text:p>
      <text:p text:style-name="P3">e) git help : Informa uma lista de comandos básicos e a utilização deles.</text:p>
      <text:p text:style-name="P3">f) git help reset : Abre uma página da internet no navegador padrão, contendo o manual do comando reset.</text:p>
      <text:p text:style-name="P3">g) git add –all : Faz o “staging” de todas as mudanças <text:span text:style-name="T1">do repositório acessado no instante que o comando é executado.</text:span></text:p>
      <text:p text:style-name="P3">h) <text:span text:style-name="T1">git add -u : Faz o “staging de todas as mudanças executadas em arquivos que já existem no repositório original.</text:span></text:p>
      <text:p text:style-name="P3">3 –<text:span text:style-name="T3"> “git add” e “git commit”</text:span></text:p>
      <text:p text:style-name="P3">4 – <text:span text:style-name="T4">git status</text:span></text:p>
      <text:p text:style-name="P5">5 – <text:span text:style-name="T5">git status</text:span></text:p>
      <text:p text:style-name="P7">6 – git commit</text:p>
      <text:p text:style-name="P8">7 – <text:span text:style-name="T6">git checkout HEAD – teste.txt</text:span></text:p>
      <text:p text:style-name="P10">8 – git checkout HEAD – </text:p>
      <text:p text:style-name="P13"/>
      <text:p text:style-name="P13"/>
      <text:list xml:id="list2189405710" text:style-name="L1">
        <text:list-item>
          <text:p text:style-name="P4">git version</text:p>
        </text:list-item>
        <text:list-item>
          <text:p text:style-name="P4"/>
          <text:p text:style-name="P4">a) git config -l : <text:span text:style-name="T3">Lista todas as variáveis no arquivo de configuração e seus valores.</text:span></text:p>
          <text:p text:style-name="P4">b) git mv a.txt b.txt : <text:span text:style-name="T3">Faz renomeação do arquivo a.txt para b.txt.</text:span></text:p>
          <text:p text:style-name="P4">c) git reset –hard : <text:span text:style-name="T2">Faz uma regressão do trabalho realizado localmente até o último commit realizado.</text:span> </text:p>
          <text:p text:style-name="P4">d) git log -27 : <text:span text:style-name="T1">Reproduz o log dos últimos 27 commits realizados pelo usuário que executou o comando no repositório acessado.</text:span></text:p>
          <text:p text:style-name="P4">e) git help : Informa uma lista de comandos básicos e a utilização deles.</text:p>
          <text:p text:style-name="P4">f) git help reset : <text:span text:style-name="T7">Informa </text:span>o manual do comando reset.</text:p>
          <text:p text:style-name="P4">g) git add –all : Faz o “staging” de todas as mudanças <text:span text:style-name="T1">do repositório acessado no instante que o comando é executado.</text:span></text:p>
          <text:p text:style-name="P4">h) <text:span text:style-name="T1">git add -u : Faz o “staging de todas as mudanças executadas em arquivos que já existem no repositório original.</text:span></text:p>
        </text:list-item>
        <text:list-item>
          <text:p text:style-name="P4"><text:span text:style-name="T3">“git add” e “git commit”</text:span></text:p>
        </text:list-item>
        <text:list-item>
          <text:p text:style-name="P4"><text:span text:style-name="T4">git status</text:span></text:p>
        </text:list-item>
        <text:list-item>
          <text:p text:style-name="P6"><text:span text:style-name="T5">git status -u</text:span></text:p>
        </text:list-item>
        <text:list-item>
          <text:p text:style-name="P9">git commit</text:p>
        </text:list-item>
        <text:list-item>
          <text:p text:style-name="P9"><text:span text:style-name="T6">git checkout HEAD – teste.txt</text:span></text:p>
        </text:list-item>
        <text:list-item>
          <text:p text:style-name="P11"><text:s/></text:p>
        </text:list-item>
        <text:list-item>
          <text:p text:style-name="P14">Todas as alterações feitas localmente serão perdidas, mas o repositório remoto poderá ainda ser acessado, devendo ser clonado novamente.</text:p>
        </text:list-item>
        <text:list-item>
          <text:p text:style-name="P14"><text:soft-page-break/>git clone &lt;link do repositório remoto&gt;</text:p>
        </text:list-item>
        <text:list-item>
          <text:p text:style-name="P15">git log --pretty=oneline</text:p>
        </text:list-item>
        <text:list-item>
          <text:p text:style-name="P11"><text:span text:style-name="T7">~/</text:span>.<text:span text:style-name="T7">gitconfig</text:span></text:p>
        </text:list-item>
        <text:list-item>
          <text:p text:style-name="P15">git init</text:p>
        </text:list-item>
        <text:list-item>
          <text:p text:style-name="P11">.<text:span text:style-name="T8">git</text:span></text:p>
        </text:list-item>
        <text:list-item>
          <text:p text:style-name="P16"/>
        </text:list-item>
        <text:list-item>
          <text:p text:style-name="P12"><text:span text:style-name="T8">SHA-1 é uma função criptográfica que cria um hashcode, ou seja, um código de um certo número de carateres (40 dígitos hexadecimais, no caso do SHA-1, ou 160 bits) a partir de um determinado dado, que no caso do Git é a identificação de uma revisão (ou commit). Apesar de muitos pensarem que é para segurança, esta função é usada no Git mais para manter integridade de dados.</text:span></text:p>
        </text:list-item>
        <text:list-item>
          <text:p text:style-name="P11"><text:s/></text:p>
        </text:list-item>
        <text:list-item>
          <text:p text:style-name="P17">Não</text:p>
        </text:list-item>
        <text:list-item>
          <text:p text:style-name="P19">Retorna o workspace para o estado do commit anterior</text:p>
        </text:list-item>
        <text:list-item>
          <text:p text:style-name="P18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12:08.725000000</meta:creation-date>
    <dc:date>2017-08-17T18:16:13.644000000</dc:date>
    <meta:editing-duration>PT1M59S</meta:editing-duration>
    <meta:editing-cycles>1</meta:editing-cycles>
    <meta:document-statistic meta:table-count="0" meta:image-count="0" meta:object-count="0" meta:page-count="2" meta:paragraph-count="63" meta:word-count="501" meta:character-count="2726" meta:non-whitespace-character-count="2286"/>
    <meta:generator>LibreOffice/5.3.2.2$Windows_x86 LibreOffice_project/6cd4f1ef626f15116896b1d8e1398b56da0d0ee1</meta:generator>
  </office:meta>
</office:document-meta>
</file>